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apitular_20__28_3_20_renglones_29_">
      <style:text-properties officeooo:rsid="00155b59" officeooo:paragraph-rsid="00155b59"/>
    </style:style>
    <style:style style:name="P2" style:family="paragraph" style:parent-style-name="Capitular_20__28_3_20_renglones_29_">
      <style:text-properties officeooo:rsid="0015664f" officeooo:paragraph-rsid="00155b59"/>
    </style:style>
    <style:style style:name="P3" style:family="paragraph" style:parent-style-name="Text_20_body">
      <style:text-properties officeooo:rsid="0015664f" officeooo:paragraph-rsid="0015664f"/>
    </style:style>
    <style:style style:name="P4" style:family="paragraph" style:parent-style-name="Text_20_body">
      <style:text-properties officeooo:rsid="001733fe" officeooo:paragraph-rsid="001733fe"/>
    </style:style>
    <style:style style:name="P5" style:family="paragraph" style:parent-style-name="Capitular_20__28_2_20_renglones_29_">
      <style:text-properties officeooo:paragraph-rsid="0015664f"/>
    </style:style>
    <style:style style:name="P6" style:family="paragraph" style:parent-style-name="Capitular_20__28_3_20_renglones_29_">
      <style:text-properties officeooo:paragraph-rsid="00155b59"/>
    </style:style>
    <style:style style:name="T1" style:family="text">
      <style:text-properties officeooo:rsid="00155b59"/>
    </style:style>
    <style:style style:name="T2" style:family="text">
      <style:text-properties officeooo:rsid="0015664f"/>
    </style:style>
    <style:style style:name="T3" style:family="text">
      <style:text-properties officeooo:rsid="00180724"/>
    </style:style>
    <style:style style:name="T4" style:family="text">
      <style:text-properties officeooo:rsid="00183cd9"/>
    </style:style>
    <style:style style:name="T5" style:family="text">
      <style:text-properties style:text-underline-style="solid" style:text-underline-width="auto" style:text-underline-color="font-color"/>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a capitular</text:p>
      <text:p text:style-name="Subtitle">Estilos modulares</text:p>
      <text:h text:style-name="Heading_20_1" text:outline-level="1">Como utilizar<text:span text:style-name="T2">lo</text:span></text:h>
      <text:p text:style-name="P3">LibreOffice Writer al momento de pegar un texto entre documentos, no lleva el formato, pero si los estilos nuevos que no <text:span text:style-name="T3">estén</text:span> presentes en el documento destino.</text:p>
      <text:p text:style-name="P3">Para utilizar este estilo, alcanza con copiar una palabra y pegarlo en el documento que <text:span text:style-name="T3">queramos</text:span> utilizarlo. <text:span text:style-name="T4">El estilo siguiente a Capitular es Nota, cosa de seguir escribiendo debajo sin resaltar los siguientes párrafos.</text:span></text:p>
      <text:p text:style-name="P3">Como el estilo no define un tipo de letra, tomará el que este definido en el documento.</text:p>
      <text:p text:style-name="P4">Una opción para bajarle la intensidad a este bloque es modificar el estilo “Nota”, sacando negrita en Tipo de letra.</text:p>
      <text:p text:style-name="Capitular_20__28_3_20_renglones_29_">!Exclamación de hasta tres párrafos, para ser usada en observaciones generales, anotaciones y advertencias. Usa Letra Capitular, de hasta tres renglones; pero se adapta a una menor cantidad de renglones.</text:p>
      <text:p text:style-name="P6">?<text:span text:style-name="T1">Y como utiliza Letra Capitular, es posible utilizarla con cualquier símbolo. Texto texto texto texto texto texto texto texto texto texto texto texto texto texto texto texto texto texto texto texto texto texto texto texto texto texto texto texto texto texto texto texto texto texto texto texto texto texto</text:span></text:p>
      <text:p text:style-name="P1">Incluyendo letras.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Otros símbolos. 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2">{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5">“<text:span text:style-name="T2">Como alternativa. También</text:span> esta la de un bloque de dos lineas como máximo <text:span text:style-name="T4">si no fuese necesario resaltar tanto</text:span>. <text:span text:style-name="T2">Texto texto texto texto texto </text:span><text:soft-page-break/><text:span text:style-name="T2">texto texto texto texto texto texto texto texto texto texto texto texto texto texto texto texto texto texto texto texto texto tex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0cm" fo:margin-top="0.199cm" fo:margin-bottom="0.499cm" loext:contextual-spacing="true" fo:text-indent="0cm" style:auto-text-indent="false" style:writing-mode="lr-tb"/>
      <style:text-properties fo:font-style="italic" style:font-size-asian="10.5pt"/>
    </style:style>
    <style:style style:name="Nota" style:family="paragraph" style:parent-style-name="Quotations">
      <style:paragraph-properties fo:margin-left="1cm" fo:margin-right="1.3cm" fo:margin-top="0.499cm" fo:margin-bottom="0.499cm" loext:contextual-spacing="false" fo:text-align="justify" style:justify-single-word="false" fo:text-indent="0cm" style:auto-text-indent="false" style:writing-mode="lr-tb"/>
      <style:text-properties fo:font-weight="bold" style:font-size-asian="10.5pt"/>
    </style:style>
    <style:style style:name="Capitular_20__28_3_20_renglones_29_" style:display-name="Capitular (3 renglones)" style:family="paragraph" style:parent-style-name="Nota" style:next-style-name="Nota" style:class="html">
      <style:paragraph-properties>
        <style:drop-cap style:lines="3" style:distance="0.3cm"/>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apitular_20__28_2_20_renglones_29_" style:display-name="Capitular (2 renglones)" style:family="paragraph" style:parent-style-name="Nota" style:next-style-name="Nota">
      <style:paragraph-properties>
        <style:drop-cap style:lines="2"/>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ín René Vilugrón</meta:initial-creator>
    <meta:creation-date>2018-09-05T10:49:00.603000000</meta:creation-date>
    <dc:date>2019-03-19T15:00:54.304000000</dc:date>
    <dc:creator>Martín René Vilugrón</dc:creator>
    <meta:editing-duration>PT17M19S</meta:editing-duration>
    <meta:editing-cycles>7</meta:editing-cycles>
    <meta:generator>LibreOffice/6.2.0.3$Windows_X86_64 LibreOffice_project/98c6a8a1c6c7b144ce3cc729e34964b47ce25d62</meta:generator>
    <meta:document-statistic meta:table-count="0" meta:image-count="0" meta:object-count="0" meta:page-count="2" meta:paragraph-count="13" meta:word-count="365" meta:character-count="2237" meta:non-whitespace-character-count="1885"/>
  </office:meta>
</office:document-meta>
</file>